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AD0000007642F0D7FE072AD89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-0.589in" fo:text-align="end" style:justify-single-word="false" fo:text-indent="0in" style:auto-text-indent="false">
        <style:tab-stops>
          <style:tab-stop style:position="3.15in" style:type="center"/>
        </style:tab-stops>
      </style:paragraph-properties>
    </style:style>
    <style:style style:name="P2" style:family="paragraph" style:parent-style-name="Meta-leksjonsnavn">
      <style:paragraph-properties fo:margin-top="0in" fo:margin-bottom="0.0835in" style:contextual-spacing="false"/>
    </style:style>
    <style:style style:name="P3" style:family="paragraph" style:parent-style-name="Normal_20__28_Web_29_">
      <style:paragraph-properties fo:margin-top="0.1945in" fo:margin-bottom="0.1945in" style:contextual-spacing="false"/>
    </style:style>
    <style:style style:name="P4" style:family="paragraph" style:parent-style-name="Standard">
      <style:paragraph-properties fo:margin-top="0.1945in" fo:margin-bottom="0.1945in" style:contextual-spacing="false"/>
    </style:style>
    <style:style style:name="P5" style:family="paragraph" style:parent-style-name="kode">
      <style:paragraph-properties fo:margin-top="0.1945in" fo:margin-bottom="0.1945in" style:contextual-spacing="false"/>
    </style:style>
    <style:style style:name="P6" style:family="paragraph" style:parent-style-name="Meta-fagtilknytting">
      <style:text-properties style:language-complex="ar" style:country-complex="DZ"/>
    </style:style>
    <style:style style:name="P7" style:family="paragraph" style:parent-style-name="Normal_20__28_Web_29_">
      <style:paragraph-properties fo:margin-top="0.1945in" fo:margin-bottom="0.1945in" style:contextual-spacing="false"/>
      <style:text-properties officeooo:rsid="000f1187" officeooo:paragraph-rsid="000f1187"/>
    </style:style>
    <style:style style:name="P8" style:family="paragraph" style:parent-style-name="Normal_20__28_Web_29_">
      <style:paragraph-properties fo:margin-top="0.1945in" fo:margin-bottom="0.1945in" style:contextual-spacing="false"/>
      <style:text-properties officeooo:rsid="000f1187" officeooo:paragraph-rsid="000fa12d"/>
    </style:style>
    <style:style style:name="P9" style:family="paragraph" style:parent-style-name="Normal_20__28_Web_29_">
      <style:paragraph-properties fo:margin-top="0.1945in" fo:margin-bottom="0.1945in" style:contextual-spacing="false"/>
      <style:text-properties officeooo:paragraph-rsid="0010bdd2"/>
    </style:style>
    <style:style style:name="P10" style:family="paragraph" style:parent-style-name="Standard">
      <style:paragraph-properties fo:margin-top="0.1945in" fo:margin-bottom="0.1945in" style:contextual-spacing="false"/>
      <style:text-properties officeooo:paragraph-rsid="0010bdd2"/>
    </style:style>
    <style:style style:name="P11" style:family="paragraph" style:parent-style-name="Meta-leksjonsnavn" style:master-page-name="First_20_Page">
      <style:paragraph-properties style:page-number="auto"/>
    </style:style>
    <style:style style:name="P12" style:family="paragraph" style:parent-style-name="Heading_20_2" style:list-style-name="">
      <style:paragraph-properties fo:margin-left="0.2756in" fo:margin-right="0in" fo:text-indent="-0.2756in" style:auto-text-indent="false"/>
    </style:style>
    <style:style style:name="P13" style:family="paragraph" style:parent-style-name="Heading_20_2" style:list-style-name="">
      <style:paragraph-properties fo:margin-left="0in" fo:margin-right="0in" fo:text-indent="0in" style:auto-text-indent="false"/>
    </style:style>
    <style:style style:name="P14" style:family="paragraph" style:parent-style-name="Heading_20_2" style:list-style-name="">
      <style:paragraph-properties fo:margin-left="0.2756in" fo:margin-right="0in" fo:text-indent="0in" style:auto-text-indent="false"/>
    </style:style>
    <style:style style:name="P15" style:family="paragraph" style:parent-style-name="Heading_20_3" style:list-style-name="">
      <style:paragraph-properties fo:margin-left="0.3508in" fo:margin-right="0in" fo:text-indent="0in" style:auto-text-indent="false"/>
    </style:style>
    <style:style style:name="T1" style:family="text">
      <style:text-properties fo:language="nn" fo:country="NO"/>
    </style:style>
    <style:style style:name="T2" style:family="text">
      <style:text-properties style:font-name="Courier New" style:font-name-complex="Courier New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fa12d"/>
    </style:style>
    <style:style style:name="T5" style:family="text">
      <style:text-properties officeooo:rsid="0010bdd2"/>
    </style:style>
    <style:style style:name="T6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leksjonsnavn"/></text:p>
      <text:p text:style-name="P2"><text:span text:style-name="T1">Øving 2: </text:span><text:bookmark-end text:name="leksjonsnavn"/><text:span text:style-name="T1">Relasjonsmodellen, del 2 (obligatorisk) </text:span></text:p>
      <text:p text:style-name="Meta-dato">Else Lervik (redigert av Tore Mallaug), NTNU</text:p>
      <text:p text:style-name="P6">Innleveringsfrist: se Blackboard </text:p>
      <text:p text:style-name="P6"><text:bookmark-start text:name="_Hlk525844994"/>Tidligste godkjenning: datoer blir annonsert<text:bookmark-end text:name="_Hlk525844994"/></text:p>
      <text:p text:style-name="Meta-fagtilknytting"/>
      <text:p text:style-name="Meta-fagtilknytting"/>
      <text:p text:style-name="Resyme">Løsningsforslag legges ut i etterkant.</text:p>
      <text:p text:style-name="Resyme">Alle obligatoriske øvinger må være godkjente for å få karakter i emnet.</text:p>
      <text:h text:style-name="P12" text:outline-level="2">Oppstart</text:h>
      <text:p text:style-name="P3">Tabellene og data som du skal bruke i oppgavene kan du hente fra scriptet som ligger ute i Blackboard. Kjør skriptet. Merk at du vil få feilmeldinger første gangen pga DROP-setningene i begynnelsen av scriptet.</text:p>
      <text:p text:style-name="P3">Skriptet består av følgende relasjoner (tabeller) hvor primærnøkler er understreket og fremmednøklene markert med en stjerne.</text:p>
      <text:p text:style-name="P5"><text:span text:style-name="T2">KONSULENT(</text:span><text:span text:style-name="kodetekst"><text:span text:style-name="T2">kons_id</text:span></text:span><text:span text:style-name="T2">, fornavn, etternavn, epost)<text:line-break/>BOK(</text:span><text:span text:style-name="kodetekst"><text:span text:style-name="T2">bok_id</text:span></text:span><text:span text:style-name="T2">, tittel, utgitt_aar, forlag_id*)<text:line-break/>FORLAG(</text:span><text:span text:style-name="kodetekst"><text:span text:style-name="T2">forlag_id</text:span></text:span><text:span text:style-name="T2">, forlag_navn, adresse, telefon)<text:line-break/>FORFATTER(</text:span><text:span text:style-name="kodetekst"><text:span text:style-name="T2">forfatter_id</text:span></text:span><text:span text:style-name="T2">, fornavn, etternavn, fode_aar, dod_aar, nasjonalitet)<text:line-break/>BOK_FORFATTER(</text:span><text:span text:style-name="kodetekst"><text:span text:style-name="T2">bok_id*, forfatter_id*</text:span></text:span><text:span text:style-name="T2">)</text:span></text:p>
      <text:p text:style-name="P3">Tegn gjerne et diagram som viser sammenhengen mellom de ulike tabellene. Konsulentene er uavhengig av både forlag, forfattere og bøker.</text:p>
      <text:p text:style-name="P3">Hensikten med oppgavene er å bli kjent med de ulike operasjonene i relasjonsalgebraen. Operasjonene utføres ved å kjøre SQL-spørringer. Relasjonsalgebra er tema side 59-76 i læreboka. Boka viser imidlertid ikke tilhørende eksempler på SELECT SQL-spørringer før i kap. 4.3.2. Utdelt foilsett viser en mere direkte kobling mellom rel.alg. og SQL.</text:p>
      <text:p text:style-name="P3">Det er ikke meningen at du skal sette opp spørringene i algebra, du skal kun forholde deg til navnene på de ulike operasjonene. Spørringene skal, som sagt, settes opp i SQL.</text:p>
      <text:h text:style-name="P13" text:outline-level="2"><text:soft-page-break/></text:h>
      <text:h text:style-name="P13" text:outline-level="2">Oppgave 1 </text:h>
      <text:h text:style-name="P15" text:outline-level="3">a)</text:h>
      <text:p text:style-name="P3">Lag en SQL-spørring som utfører operasjonene <text:span text:style-name="Emphasis">seleksjon</text:span> og <text:span text:style-name="Emphasis">projeksjon</text:span> på tabellen Bok.</text:p>
      <text:p text:style-name="P4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forlag WHERE forlag_id = 5 </text:span></text:p>
      <text:p text:style-name="P3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forlag_id, forlag_navn FROM forlag</text:span></text:p>
      <text:h text:style-name="P15" text:outline-level="3">b)</text:h>
      <text:p text:style-name="P3">Lag en SQL-spørring som utfører operasjonen <text:span text:style-name="T3">produkt</text:span> på tabellene Forlag og Bok.<text:line-break/>Beskriv resultatet med egne ord.</text:p>
      <text:p text:style-name="P3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forlag, bok</text:span></text:p>
      <text:p text:style-name="P9"><text:span text:style-name="Source_20_Text"><text:span text:style-name="T5">forlag tabellen og bok tabellen blir slått sammen.</text:span></text:span></text:p>
      <text:h text:style-name="P15" text:outline-level="3">c)</text:h>
      <text:p text:style-name="P3">Lag SQL-spørringer som utfører operasjonene likhetsforening (equijoin) og naturlig forening (natural join) på tabellene Forlag og Bok.<text:line-break/>Hva forteller resultatet?</text:p>
      <text:p text:style-name="P10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bok b JOIN forlag f ON b.forlag_id = f.forlag_id</text:span></text:p>
      <text:p text:style-name="P10"><text:span text:style-name="Source_20_Text"><text:span text:style-name="T5">Alle bøker med lik forlag id som et forlag blir lagt på samme linje. Forlag som ikke har bøker står ikke i tabellen.</text:span></text:span></text:p>
      <text:p text:style-name="P10"><text:span text:style-name="Source_20_Text"><text:s/></text:span></text:p>
      <text:h text:style-name="P15" text:outline-level="3">d)</text:h>
      <text:p text:style-name="P3">Finn eksempler på attributter eller kombinasjoner av attributter som er unionkompatible.<text:line-break/>Hvilke relasjonsoperasjoner krever at operandene er unionkompatible?<text:line-break/>Sett opp SQL-spørringer som utfører disse operasjonene, et eksempel på hver. Beskriv med egne ord hva spørringene gir deg svaret på.</text:p>
      <text:p text:style-name="P7">To relasjoner er unionkompatible dersom antall attributter og type attributter er like.</text:p>
      <text:p text:style-name="P7">UNUION, SNITT og DI<text:span text:style-name="T4">F</text:span>FERANSE krever unionkompatibilitet.</text:p>
      <text:p text:style-name="P7">Alle ID-ene er unionkompatible siden de er av samme heltallstype. Etternavn og epost i tabellen konsulent fordi begger er av typen VARCHAR(30)</text:p>
      <text:p text:style-name="P7"><text:soft-page-break/><text:span text:style-name="Source_20_Text">UNION:</text:span></text:p>
      <text:p text:style-name="P7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fornavn, etternavn FROM forfatter UNION 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fornavn, etternavn FROM konsulent</text:span></text:p>
      <text:p text:style-name="P8"><text:span text:style-name="Source_20_Text"><text:span text:style-name="T4">SNITT:</text:span></text:span></text:p>
      <text:p text:style-name="P8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fornavn, etternavn FROM forfatter WHERE (fornavn, etternavn) </text:span><text:a xlink:type="simple" xlink:href="https://mysql-ait.stud.idi.ntnu.no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fornavn, etternavn FROM konsulent)</text:span></text:p>
      <text:p text:style-name="P8"><text:span text:style-name="Source_20_Text"><text:span text:style-name="T4">DIFFERANSE:</text:span></text:span></text:p>
      <text:p text:style-name="P8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fornavn, etternavn FROM forfatter WHERE (fornavn, etternavn) </text:span><text:a xlink:type="simple" xlink:href="https://mysql-ait.stud.idi.ntnu.no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</text:span><text:a xlink:type="simple" xlink:href="https://mysql-ait.stud.idi.ntnu.no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fornavn, etternavn FROM konsulent)</text:span></text:p>
      <text:h text:style-name="P14" text:outline-level="2"/>
      <text:h text:style-name="P14" text:outline-level="2">Oppgave 2 </text:h>
      <text:h text:style-name="P15" text:outline-level="3">a)</text:h>
      <text:p text:style-name="P3">Bruk SQL til å finne navnene til alle forlagene. Hvilken eller hvilke operasjoner fra relasjonsalgebraen brukte du?</text:p>
      <text:p text:style-name="P3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forlag_navn FROM forlag</text:span></text:p>
      <text:h text:style-name="P15" text:outline-level="3">b)</text:h>
      <text:p text:style-name="P3">Bruk SQL til å finne eventuelle forlag (forlag_id er nok) som ikke har gitt ut bøker. Hvilken eller hvilke operasjoner fra relasjonsalgebraen brukte du?</text:p>
      <text:p text:style-name="P4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forlag_navn From forlag f </text:span><text:a xlink:type="simple" xlink:href="https://mysql-ait.stud.idi.ntnu.no/phpmyadmin/url.php?url=https://dev.mysql.com/doc/refman/5.5/en/string-functions.html#function_left" office:target-frame-name="mysql_doc" xlink:show="replace" text:style-name="Internet_20_link" text:visited-style-name="Visited_20_Internet_20_Link"><text:span text:style-name="Source_20_Text">LEFT</text:span></text:a><text:span text:style-name="Source_20_Text"> JOIN bok b ON f.forlag_id = b.forlag_id WHERE b.forlag_id </text:span><text:a xlink:type="simple" xlink:href="https://mysql-ait.stud.idi.ntnu.no/phpmyadmin/url.php?url=https://dev.mysql.com/doc/refman/5.5/en/comparison-operators.html#operator_is" office:target-frame-name="mysql_doc" xlink:show="replace" text:style-name="Internet_20_link" text:visited-style-name="Visited_20_Internet_20_Link"><text:span text:style-name="Source_20_Text">IS</text:span></text:a><text:span text:style-name="Source_20_Text"> NULL </text:span></text:p>
      <text:h text:style-name="P15" text:outline-level="3">c)</text:h>
      <text:p text:style-name="P3">Bruk SQL til å finne forfattere som er født i 1948. Hvilken eller hvilke operasjoner fra relasjonsalgebraen brukte du?</text:p>
      <text:p text:style-name="P4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forfatter` WHERE fode_aar = 1948 </text:span></text:p>
      <text:h text:style-name="P15" text:outline-level="3">d)</text:h>
      <text:p text:style-name="P3">Bruk SQL til å finne navn og adresse til forlaget som har gitt ut boka 'Generation X'. Hvilken eller hvilke operasjoner fra relasjonsalgebraen brukte du?</text:p>
      <text:p text:style-name="P4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tittel, forlag_navn, adresse FROM forlag NATURAL JOIN bok WHERE tittel = 'Generation X' </text:span></text:p>
      <text:h text:style-name="P15" text:outline-level="3"><text:soft-page-break/>e)</text:h>
      <text:p text:style-name="P3">Bruk SQL til å finne titlene på bøkene som Hamsun har skrevet. Hvilken eller hvilke operasjoner fra relasjonsalgebraen brukte du?</text:p>
      <text:p text:style-name="P4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etternavn, tittel FROM forfatter NATURAL JOIN bok NATURAL JOIN bok_forfatter WHERE etternavn = 'Hamsund' </text:span></text:p>
      <text:h text:style-name="P15" text:outline-level="3">f)</text:h>
      <text:p text:style-name="P3">Bruk SQL til å finne informasjon om bøker og forlagene som har utgitt dem. Én linje i oversikten skal inneholde bokas tittel og utgivelsesår, samt forlagets navn, adresse og telefonnummer. Forlag som ikke har gitt ut noen bøker skal også med i listen. Hvilken eller hvilke operasjoner fra relasjonsalgebraen brukte du?</text:p>
      <text:p text:style-name="P4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tittel, utgitt_aar, forlag_navn, adresse, telefon FROM forlag f </text:span><text:a xlink:type="simple" xlink:href="https://mysql-ait.stud.idi.ntnu.no/phpmyadmin/url.php?url=https://dev.mysql.com/doc/refman/5.5/en/string-functions.html#function_left" office:target-frame-name="mysql_doc" xlink:show="replace" text:style-name="Internet_20_link" text:visited-style-name="Visited_20_Internet_20_Link"><text:span text:style-name="Source_20_Text">LEFT</text:span></text:a><text:span text:style-name="Source_20_Text"> JOIN bok b ON f.forlag_id = b.forlag_id </text:span></text:p>
      <text:p text:style-name="P4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48in" fo:margin-right="0in" fo:margin-top="0.1665in" fo:margin-bottom="0.0417in" style:contextual-spacing="false" fo:text-indent="-0.248in" style:auto-text-indent="false" fo:keep-with-next="always">
        <style:tab-stops>
          <style:tab-stop style:position="0.3937in"/>
        </style:tab-stops>
      </style:paragraph-properties>
      <style:text-properties fo:color="#800000" loext:opacity="100%" style:font-name="Arial" fo:font-family="Arial" style:font-family-generic="roman" style:font-pitch="variable" fo:font-size="18pt" fo:font-weight="bold" style:letter-kerning="true" style:font-size-asian="18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2756in" fo:margin-right="0in" fo:margin-top="0.3335in" fo:margin-bottom="0.0417in" style:contextual-spacing="false" fo:text-indent="-0.2992in" style:auto-text-indent="false">
        <style:tab-stops>
          <style:tab-stop style:position="0.5909in"/>
        </style:tab-stops>
      </style:paragraph-properties>
      <style:text-properties fo:font-size="14pt" style:font-size-asian="14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.3508in" fo:margin-right="0in" fo:margin-top="0.1665in" fo:margin-bottom="0.0417in" style:contextual-spacing="false" fo:text-indent="-0.3508in" style:auto-text-indent="false">
        <style:tab-stops>
          <style:tab-stop style:position="0.5909in"/>
          <style:tab-stop style:position="0.7091in"/>
        </style:tab-stops>
      </style:paragraph-properties>
      <style:text-properties fo:font-size="12pt" fo:font-weight="normal" style:font-size-asian="12pt" style:font-weight-asian="normal" style:font-size-complex="13pt" style:font-weight-complex="bold"/>
    </style:style>
    <style:style style:name="Heading_20_4" style:display-name="Heading 4" style:family="paragraph" style:parent-style-name="Standard" style:next-style-name="Standard" loext:linked-style-name="Overskrift_20_4_20_Tegn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Meta-fagnavn" style:family="paragraph" style:parent-style-name="Standard" style:next-style-name="Standard">
      <style:paragraph-properties fo:margin-left="0in" fo:margin-right="-0.5909in" fo:margin-top="0in" fo:margin-bottom="0in" style:contextual-spacing="false" fo:text-align="end" style:justify-single-word="false" fo:text-indent="0in" style:auto-text-indent="false"/>
      <style:text-properties fo:color="#000080" loext:opacity="100%" fo:font-style="italic" fo:font-weight="bold" style:font-style-asian="italic" style:font-weight-asian="bold"/>
    </style:style>
    <style:style style:name="Meta-leksjonsnavn" style:family="paragraph" style:parent-style-name="Standard" style:next-style-name="Standard">
      <style:paragraph-properties fo:margin-left="1.3783in" fo:margin-right="-0.5909in" fo:margin-top="0in" fo:margin-bottom="0in" style:contextual-spacing="false" fo:text-align="end" style:justify-single-word="false" fo:text-indent="0in" style:auto-text-indent="false"/>
      <style:text-properties fo:color="#0000ff" loext:opacity="100%" fo:font-size="20pt" fo:font-style="italic" fo:font-weight="bold" style:font-size-asian="20pt" style:font-style-asian="italic" style:font-weight-asian="bold"/>
    </style:style>
    <style:style style:name="Meta-forfatter" style:family="paragraph" style:parent-style-name="Meta-leksjonsnavn">
      <style:text-properties fo:font-size="10pt" fo:font-weight="normal" style:font-size-asian="10pt" style:font-weight-asian="normal"/>
    </style:style>
    <style:style style:name="Meta-dato" style:family="paragraph" style:parent-style-name="Meta-forfatter" style:next-style-name="Standard"/>
    <style:style style:name="Meta-utgiver" style:family="paragraph" style:parent-style-name="Meta-leksjonsnavn" style:next-style-name="Standard">
      <style:paragraph-properties fo:margin-left="0.5909in" fo:margin-right="-0.5909in" fo:text-indent="0in" style:auto-text-indent="false"/>
      <style:text-properties fo:font-size="10pt" fo:font-weight="normal" style:font-size-asian="10pt" style:font-weight-asian="normal"/>
    </style:style>
    <style:style style:name="Meta-opphavsrett" style:family="paragraph" style:parent-style-name="Meta-forfatter" style:next-style-name="Standard">
      <style:paragraph-properties fo:margin-left="2.3626in" fo:margin-right="-0.5909in" fo:text-indent="0in" style:auto-text-indent="false"/>
    </style:style>
    <style:style style:name="Resyme" style:family="paragraph" style:parent-style-name="Standard" style:next-style-name="Heading_20_2">
      <style:text-properties fo:color="#808080" loext:opacity="100%" fo:font-size="10pt" fo:font-style="italic" style:font-size-asian="10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Arial" fo:font-family="Arial" style:font-family-generic="roman" style:font-pitch="variable" fo:font-size="10pt" style:font-size-asian="10pt"/>
    </style:style>
    <style:style style:name="Topptekst1" style:family="paragraph" style:parent-style-name="Header">
      <style:paragraph-properties fo:margin-top="0in" fo:margin-bottom="0in" style:contextual-spacing="false" fo:text-align="end" style:justify-single-word="false"/>
      <style:text-properties fo:color="#0000ff" loext:opacity="100%" style:font-name="Arial" fo:font-family="Arial" style:font-family-generic="roman" style:font-pitch="variable" fo:font-size="8pt" style:font-size-asian="8pt"/>
    </style:style>
    <style:style style:name="Topptekst2" style:family="paragraph" style:parent-style-name="Topptekst1" style:next-style-name="Standard">
      <style:text-properties fo:font-size="10pt" style:font-size-asian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0835in" fo:margin-bottom="0.0835in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in" style:contextual-spacing="false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in" style:contextual-spacing="false" fo:text-indent="0in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eta-fagnummer" style:family="paragraph" style:parent-style-name="Meta-leksjonsnavn">
      <style:text-properties fo:font-weight="normal" style:font-weight-asian="normal"/>
    </style:style>
    <style:style style:name="Meta-fagtilknytting" style:family="paragraph" style:parent-style-name="Meta-forfatter"/>
    <style:style style:name="Figur" style:family="paragraph" style:parent-style-name="Standard">
      <style:paragraph-properties fo:margin-top="0.1665in" fo:margin-bottom="0.0835in" style:contextual-spacing="false" fo:text-align="center" style:justify-single-word="false"/>
    </style:style>
    <style:style style:name="Topptekst3" style:family="paragraph" style:parent-style-name="Topptekst2">
      <style:text-properties fo:font-size="4pt" style:font-size-asian="4pt"/>
    </style:style>
    <style:style style:name="programkode9" style:family="paragraph" style:parent-style-name="programkode10">
      <style:text-properties fo:font-size="9pt" fo:language="en" fo:country="GB" style:font-size-asian="9pt"/>
    </style:style>
    <style:style style:name="programkode-start" style:family="paragraph" style:parent-style-name="programkode10" style:next-style-name="programkode9">
      <style:text-properties fo:font-size="4pt" style:font-size-asian="4pt"/>
    </style:style>
    <style:style style:name="programkode10" style:family="paragraph">
      <style:paragraph-properties fo:margin-top="0.028in" fo:margin-bottom="0.028in" style:contextual-spacing="false" fo:text-align="start" style:justify-single-word="false" fo:orphans="2" fo:widows="2" style:writing-mode="lr-tb"/>
      <style:text-properties fo:color="#000080" loext:opacity="100%" style:font-name="Courier New" fo:font-family="'Courier New'" style:font-family-generic="roman" style:font-pitch="variable" style:font-size-complex="12pt"/>
    </style:style>
    <style:style style:name="Figurtekst" style:family="paragraph" style:parent-style-name="Standard">
      <style:paragraph-properties fo:margin-left="1.1811in" fo:margin-right="1.1811in" fo:text-indent="0in" style:auto-text-indent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caption" style:family="paragraph" style:parent-style-name="Standard" style:next-style-name="Standard">
      <style:paragraph-properties fo:margin-top="0.0835in" fo:margin-bottom="0.083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Oppgavenummer" style:family="paragraph" style:parent-style-name="Standard" style:next-style-name="Spørsmål">
      <style:paragraph-properties fo:margin-top="0.3335in" fo:margin-bottom="0in" style:contextual-spacing="false" fo:padding-left="0in" fo:padding-right="0in" fo:padding-top="0.0138in" fo:padding-bottom="0in" fo:border-left="none" fo:border-right="none" fo:border-top="0.51pt solid #000000" fo:border-bottom="none"/>
      <style:text-properties fo:color="#800000" loext:opacity="100%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/>
    </style:style>
    <style:style style:name="Spørsmål" style:family="paragraph" style:parent-style-name="Standard">
      <style:text-properties style:font-name="Arial" fo:font-family="Arial" style:font-family-generic="roman" style:font-pitch="variable" fo:font-size="11pt" style:font-size-asian="11pt"/>
    </style:style>
    <style:style style:name="Svar" style:family="paragraph" style:parent-style-name="Standard">
      <style:text-properties fo:color="#0000ff" loext:opacity="100%"/>
    </style:style>
    <style:style style:name="Kommentar" style:family="paragraph" style:parent-style-name="Svar">
      <style:paragraph-properties fo:margin-left="0.198in" fo:margin-right="0in" fo:text-indent="0in" style:auto-text-indent="false"/>
      <style:text-properties fo:color="#ff0000" loext:opacity="100%" fo:font-style="italic" style:font-style-asian="italic"/>
    </style:style>
    <style:style style:name="Hode" style:family="paragraph" style:parent-style-name="Heading_20_1" style:default-outline-level="" style:list-style-name="">
      <style:paragraph-properties fo:margin-left="0.9846in" fo:margin-right="0in" fo:margin-top="0in" fo:margin-bottom="0in" style:contextual-spacing="false" fo:text-indent="-0.9846in" style:auto-text-indent="false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name-complex="Times New Roman1" style:font-family-complex="'Times New Roman'" style:font-family-generic-complex="system" style:font-pitch-complex="variable" style:font-size-complex="10pt" style:font-weight-complex="normal"/>
    </style:style>
    <style:style style:name="Ingress" style:family="paragraph" style:parent-style-name="Standard" style:next-style-name="Standard">
      <style:paragraph-properties fo:margin-top="0in" fo:margin-bottom="0.0835in" style:contextual-spacing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Footnote" style:family="paragraph" style:parent-style-name="Standard" loext:linked-style-name="Fotnotetekst_20_Tegn" style:class="extra">
      <style:paragraph-properties fo:margin-top="0.0555in" fo:margin-bottom="0in" style:contextual-spacing="false"/>
      <style:text-properties fo:font-size="10pt" style:font-size-asian="10pt" style:font-size-complex="10pt"/>
    </style:style>
    <style:style style:name="bildetekst" style:family="paragraph" style:parent-style-name="Standard">
      <style:paragraph-properties fo:margin-top="0in" fo:margin-bottom="0in" style:contextual-spacing="false"/>
      <style:text-properties style:font-name="Courier New" fo:font-family="'Courier New'" style:font-family-generic="roman" style:font-pitch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kode" style:family="paragraph" style:parent-style-name="Standard">
      <style:paragraph-properties fo:margin-top="0.1945in" fo:margin-bottom="0.1945in" style:contextual-spacing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tnotetekst_20_Tegn" style:display-name="Fotnotetekst Tegn" style:family="text" style:parent-style-name="Default_20_Paragraph_20_Font" loext:linked-style-name="Footnote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Overskrift_20_4_20_Tegn" style:display-name="Overskrift 4 Tegn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kodetekst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2pt" fo:font-style="normal" fo:font-weight="normal" style:font-size-asian="12pt" style:font-style-asian="normal" style:font-weight-asian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outline-level-style>
      <text:outline-level-style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outline-level-style>
      <text:outline-level-style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outline-level-style>
      <text:outline-level-style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outline-level-style>
      <text:outline-level-style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outline-level-style>
      <text:outline-level-style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outline-level-style>
      <text:outline-level-style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outline-level-style>
      <text:outline-level-style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'Times New Roman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'Times New Roman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 " style:num-suffix=") " style:num-format="a" style:num-letter-sync="true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4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8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8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9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9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9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0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0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0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1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1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1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1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2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2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2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3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4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4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4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4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4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4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4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4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5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6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6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6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7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7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7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7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7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7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8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8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8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96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589in" fo:text-align="end" style:justify-single-word="false" fo:text-indent="0in" style:auto-text-indent="false">
        <style:tab-stops>
          <style:tab-stop style:position="3.15in" style:type="center"/>
        </style:tab-stops>
      </style:paragraph-properties>
    </style:style>
    <style:style style:name="MT1" style:family="text"/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311in" fo:margin-left="0in" fo:margin-right="0in" fo:margin-bottom="0.5917in" style:dynamic-spacing="true"/>
      </style:header-style>
      <style:footer-style>
        <style:header-footer-properties fo:min-height="0.5063in" fo:margin-left="0in" fo:margin-right="0in" fo:margin-top="0.466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9984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311in" fo:margin-left="0in" fo:margin-right="0in" fo:margin-bottom="0.5917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opptekst1">Øving 2: Relasjonsmodellen, del 2 </text:p>
        <text:p text:style-name="Topptekst3"><text:s/></text:p>
      </style:header>
      <style:footer>
        <text:p text:style-name="Footer">side <text:span text:style-name="page_20_number"><text:page-number text:select-page="current">4</text:page-number></text:span><text:span text:style-name="page_20_number"><text:s/>av </text:span><text:span text:style-name="page_20_number"><text:page-count style:num-format="1">4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1" draw:name="Bilde 2" text:anchor-type="as-char" svg:width="2.2291in" svg:height="0.6134in" draw:z-index="0"><draw:image xlink:href="Pictures/10000001000001AD0000007642F0D7FE072AD89B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O323D Databaser</dc:title>
    <dc:subject>Øving 4: Relasjonsmodellen</dc:subject>
    <meta:initial-creator>Kjell Toft Hansen</meta:initial-creator>
    <meta:editing-cycles>19</meta:editing-cycles>
    <meta:print-date>2020-08-31T11:34:00</meta:print-date>
    <meta:creation-date>2020-08-20T14:42:00</meta:creation-date>
    <dc:date>2022-09-13T12:55:47.917378024</dc:date>
    <meta:editing-duration>PT2H12M41S</meta:editing-duration>
    <meta:generator>LibreOffice/7.3.5.2$Linux_X86_64 LibreOffice_project/30$Build-2</meta:generator>
    <meta:document-statistic meta:table-count="0" meta:image-count="1" meta:object-count="0" meta:page-count="4" meta:paragraph-count="61" meta:word-count="697" meta:character-count="4710" meta:non-whitespace-character-count="4058"/>
    <meta:user-defined meta:name="AppVersion">16.0000</meta:user-defined>
    <meta:user-defined meta:name="Company">HiST</meta:user-defined>
    <meta:template xlink:type="simple" xlink:actuate="onRequest" xlink:title="ind_oving.dot" xlink:href=""/>
  </office:meta>
</office:document-meta>
</file>